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# source: Du and Schuster, "Assessment of Diffusional Mobilities of Cr, Ni, and Si in fcc Cr-Ni-Si Alloys", Zeitschrift fur Metallkunde 92 (2001) 28-3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lute</text:p>
          </table:table-cell>
          <table:table-cell office:value-type="string" table:style-name="ce1">
            <text:p>solvent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-235000" table:style-name="ce1">
            <text:p>-235000</text:p>
          </table:table-cell>
          <table:table-cell office:value-type="float" office:value="-82" table:style-name="ce1">
            <text:p>-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Si</text:p>
          </table:table-cell>
          <table:table-cell table:style-name="ce1"/>
          <table:table-cell office:value-type="float" office:value="-286000" table:style-name="ce1">
            <text:p>-286000</text:p>
          </table:table-cell>
          <table:table-cell office:value-type="float" office:value="-71.900000000000006" table:style-name="ce1">
            <text:p>-7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Ni</text:p>
          </table:table-cell>
          <table:table-cell table:style-name="ce1"/>
          <table:table-cell office:value-type="float" office:value="-287000" table:style-name="ce1">
            <text:p>-287000</text:p>
          </table:table-cell>
          <table:table-cell office:value-type="float" office:value="-64.400000000000006" table:style-name="ce1">
            <text:p>-6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Ni</text:p>
          </table:table-cell>
          <table:table-cell table:style-name="ce1"/>
          <table:table-cell office:value-type="float" office:value="-68000" table:style-name="ce1">
            <text:p>-68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S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NiS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SiNi</text:p>
          </table:table-cell>
          <table:table-cell table:style-name="ce1"/>
          <table:table-cell office:value-type="float" office:value="2000000" table:style-name="ce2">
            <text:p>2000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-235000" table:style-name="ce1">
            <text:p>-235000</text:p>
          </table:table-cell>
          <table:table-cell office:value-type="float" office:value="-82" table:style-name="ce1">
            <text:p>-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Si</text:p>
          </table:table-cell>
          <table:table-cell table:style-name="ce1"/>
          <table:table-cell office:value-type="float" office:value="-286000" table:style-name="ce1">
            <text:p>-286000</text:p>
          </table:table-cell>
          <table:table-cell office:value-type="float" office:value="-86" table:style-name="ce1">
            <text:p>-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Ni</text:p>
          </table:table-cell>
          <table:table-cell table:style-name="ce1"/>
          <table:table-cell office:value-type="float" office:value="-287000" table:style-name="ce1">
            <text:p>-287000</text:p>
          </table:table-cell>
          <table:table-cell office:value-type="float" office:value="-69.8" table:style-name="ce1">
            <text:p>-69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CrNi</text:p>
          </table:table-cell>
          <table:table-cell table:style-name="ce1"/>
          <table:table-cell office:value-type="float" office:value="-81000" table:style-name="ce1">
            <text:p>-81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CrS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NiSi</text:p>
          </table:table-cell>
          <table:table-cell table:style-name="ce1"/>
          <table:table-cell office:value-type="float" office:value="117000" table:style-name="ce1">
            <text:p>117000</text:p>
          </table:table-cell>
          <table:table-cell office:value-type="float" office:value="235" table:style-name="ce1">
            <text:p>2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CrSiNi</text:p>
          </table:table-cell>
          <table:table-cell table:style-name="ce1"/>
          <table:table-cell office:value-type="float" office:value="-2500000" table:style-name="ce2">
            <text:p>-2500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-266000" table:style-name="ce1">
            <text:p>-266000</text:p>
          </table:table-cell>
          <table:table-cell office:value-type="float" office:value="-70.811944193434599" table:formula="of:=8.314*LN(0.0002)" table:style-name="ce3">
            <text:p>-7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table:style-name="ce1"/>
          <table:table-cell office:value-type="float" office:value="-266000" table:style-name="ce1">
            <text:p>-266000</text:p>
          </table:table-cell>
          <table:table-cell office:value-type="float" office:value="-70.811944193434599" table:formula="of:=8.314*LN(0.0002)" table:style-name="ce3">
            <text:p>-7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Ni</text:p>
          </table:table-cell>
          <table:table-cell table:style-name="ce1"/>
          <table:table-cell office:value-type="float" office:value="-266000" table:style-name="ce1">
            <text:p>-266000</text:p>
          </table:table-cell>
          <table:table-cell office:value-type="float" office:value="-70.811944193434599" table:formula="of:=8.314*LN(0.0002)" table:style-name="ce3">
            <text:p>-7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CrN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CrSi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NiSi</text:p>
          </table:table-cell>
          <table:table-cell table:style-name="ce1"/>
          <table:table-cell office:value-type="float" office:value="310000" table:style-name="ce1">
            <text:p>310000</text:p>
          </table:table-cell>
          <table:table-cell office:value-type="float" office:value="-400" table:style-name="ce1">
            <text:p>-4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CrSiNi</text:p>
          </table:table-cell>
          <table:table-cell table:style-name="ce1"/>
          <table:table-cell office:value-type="float" office:value="-2000000" table:style-name="ce2">
            <text:p>-20000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Thomas Gheno</meta:initial-creator>
    <dc:creator>Thomas Gheno</dc:creator>
    <meta:creation-date>2020-12-12T20:45:09Z</meta:creation-date>
    <dc:date>2026-04-06T20:59:39Z</dc:date>
    <meta:editing-cycles>1</meta:editing-cycles>
    <meta:editing-duration>PT21S</meta:editing-duration>
  </office:meta>
</office:document-meta>
</file>